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23:34.261320324</dc:date>
    <meta:editing-duration>PT1H28M9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8.82999999999999">
                <text:p>8.82999999999999</text:p>
              </table:table-cell>
              <table:table-cell office:value-type="float" office:value="98.48">
                <text:p>98.48</text:p>
              </table:table-cell>
              <table:table-cell office:value-type="float" office:value="9.57">
                <text:p>9.57</text:p>
              </table:table-cell>
              <table:table-cell office:value-type="float" office:value="2.25">
                <text:p>2.2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60999999999999">
                <text:p>6.60999999999999</text:p>
              </table:table-cell>
              <table:table-cell office:value-type="float" office:value="69.02">
                <text:p>69.02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93">
                <text:p>89.93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19">
                <text:p>38.19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4155555555556">
                <text:p>62.4155555555556</text:p>
              </table:table-cell>
              <table:table-cell office:value-type="float" office:value="98.3557142857143">
                <text:p>98.3557142857143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449999999999995">
                <text:p>0.449999999999995</text:p>
              </table:table-cell>
              <table:table-cell office:value-type="float" office:value="88.88">
                <text:p>88.88</text:p>
              </table:table-cell>
              <table:table-cell office:value-type="float" office:value="7.53999999999999">
                <text:p>7.53999999999999</text:p>
              </table:table-cell>
              <table:table-cell office:value-type="float" office:value="1.12">
                <text:p>1.12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879999999999992">
                <text:p>0.879999999999992</text:p>
              </table:table-cell>
              <table:table-cell office:value-type="float" office:value="30.39">
                <text:p>30.39</text:p>
              </table:table-cell>
              <table:table-cell office:value-type="float" office:value="2.02">
                <text:p>2.0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79.58">
                <text:p>79.58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1.83">
                <text:p>81.83</text:p>
              </table:table-cell>
              <table:table-cell office:value-type="float" office:value="11.57">
                <text:p>11.57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494444444444">
                <text:p>50.1494444444444</text:p>
              </table:table-cell>
              <table:table-cell office:value-type="float" office:value="96.84">
                <text:p>96.84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13.01">
                <text:p>13.01</text:p>
              </table:table-cell>
              <table:table-cell office:value-type="float" office:value="5.58">
                <text:p>5.58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4.88999999999999">
                <text:p>4.88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42">
                <text:p>97.42</text:p>
              </table:table-cell>
              <table:table-cell office:value-type="float" office:value="61.26">
                <text:p>61.2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15">
                <text:p>11.15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79">
                <text:p>99.79</text:p>
              </table:table-cell>
              <table:table-cell office:value-type="float" office:value="78.98">
                <text:p>78.98</text:p>
              </table:table-cell>
              <table:table-cell office:value-type="float" office:value="NaN">
                <text:p>NaN</text:p>
              </table:table-cell>
              <table:table-cell office:value-type="float" office:value="37.3683333333333">
                <text:p>37.3683333333333</text:p>
              </table:table-cell>
              <table:table-cell office:value-type="float" office:value="90.9385714285714">
                <text:p>90.93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4.18">
                <text:p>44.18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22.9816666666667">
                <text:p>22.9816666666667</text:p>
              </table:table-cell>
              <table:table-cell office:value-type="float" office:value="58.0914285714286">
                <text:p>58.0914285714286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28.79">
                <text:p>28.79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88">
                <text:p>30.88</text:p>
              </table:table-cell>
              <table:table-cell office:value-type="float" office:value="NaN">
                <text:p>NaN</text:p>
              </table:table-cell>
              <table:table-cell office:value-type="float" office:value="8.86833333333333">
                <text:p>8.86833333333333</text:p>
              </table:table-cell>
              <table:table-cell office:value-type="float" office:value="22.8042857142857">
                <text:p>22.80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